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avid CLM" svg:font-family="'David CLM'" style:font-family-generic="modern" style:font-pitch="variable"/>
    <style:font-face style:name="DejaVu Sans Condensed" svg:font-family="'DejaVu Sans Condensed'" style:font-family-generic="swiss" style:font-pitch="variable"/>
    <style:font-face style:name="Gadugi" svg:font-family="Gadugi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Rubik" svg:font-family="Rubik" style:font-pitch="variable"/>
    <style:font-face style:name="Sans Serif Collection" svg:font-family="'Sans Serif Collection'" style:font-family-generic="swiss" style:font-pitch="variable"/>
    <style:font-face style:name="Segoe UI Variable Text Semibold" svg:font-family="'Segoe UI Variable Text Semibold'" style:font-pitch="variable"/>
    <style:font-face style:name="Sitka Text Semibold" svg:font-family="'Sitka Text Semibold'" style:font-adornments="Text Semibold" style:font-pitch="variable"/>
    <style:font-face style:name="Verdana" svg:font-family="Verdana" style:font-family-generic="swiss" style:font-pitch="variable"/>
  </office:font-face-decls>
  <office:automatic-styles>
    <style:style style:name="Alter_5f_History" style:display-name="Alter_History" style:family="table">
      <style:table-properties style:width="6.925in" table:align="margins"/>
    </style:style>
    <style:style style:name="Alter_5f_History.A" style:display-name="Alter_History.A" style:family="table-column">
      <style:table-column-properties style:column-width="1.9944in" style:rel-column-width="2874*"/>
    </style:style>
    <style:style style:name="Alter_5f_History.B" style:display-name="Alter_History.B" style:family="table-column">
      <style:table-column-properties style:column-width="2.1826in" style:rel-column-width="3146*"/>
    </style:style>
    <style:style style:name="Alter_5f_History.C" style:display-name="Alter_History.C" style:family="table-column">
      <style:table-column-properties style:column-width="2.7479in" style:rel-column-width="3960*"/>
    </style:style>
    <style:style style:name="Alter_5f_History.1" style:display-name="Alter_History.1" style:family="table-row">
      <style:table-row-properties style:min-row-height="0.25in"/>
    </style:style>
    <style:style style:name="Alter_5f_History.A1" style:display-name="Alter_History.A1" style:family="table-cell">
      <style:table-cell-properties fo:padding="0.0201in" fo:border-left="0.05pt solid #ffffff" fo:border-right="none" fo:border-top="0.05pt solid #ffffff" fo:border-bottom="0.05pt solid #ffffff" style:writing-mode="page"/>
    </style:style>
    <style:style style:name="Alter_5f_History.C1" style:display-name="Alter_History.C1" style:family="table-cell">
      <style:table-cell-properties fo:padding="0.0201in" fo:border="0.05pt solid #ffffff" style:writing-mode="page"/>
    </style:style>
    <style:style style:name="Alter_5f_History.2" style:display-name="Alter_History.2" style:family="table-row">
      <style:table-row-properties style:min-row-height="0.259in"/>
    </style:style>
    <style:style style:name="Alter_5f_History.A2" style:display-name="Alter_History.A2" style:family="table-cell">
      <style:table-cell-properties fo:padding="0.0201in" fo:border-left="0.05pt solid #ffffff" fo:border-right="none" fo:border-top="none" fo:border-bottom="0.05pt solid #ffffff" style:writing-mode="page"/>
    </style:style>
    <style:style style:name="Alter_5f_History.C2" style:display-name="Alter_History.C2" style:family="table-cell">
      <style:table-cell-properties fo:padding="0.0201in" fo:border-left="0.05pt solid #ffffff" fo:border-right="0.05pt solid #ffffff" fo:border-top="none" fo:border-bottom="0.05pt solid #ffffff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rbel" fo:font-size="24pt" fo:font-weight="normal" officeooo:rsid="0006197f" officeooo:paragraph-rsid="0006197f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rbel" fo:font-size="28pt" fo:font-weight="normal" officeooo:rsid="0006197f" officeooo:paragraph-rsid="0006197f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999999" loext:opacity="100%" style:font-name="Corbel" fo:font-size="32pt" fo:font-weight="bold" officeooo:rsid="0006197f" officeooo:paragraph-rsid="0006197f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999999" loext:opacity="100%" style:font-name="Corbel" fo:font-size="24pt" fo:font-weight="normal" officeooo:rsid="0006197f" officeooo:paragraph-rsid="0006197f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loext:opacity="100%" style:font-name="Corbel" fo:font-size="24pt" fo:font-weight="normal" officeooo:rsid="0006197f" officeooo:paragraph-rsid="0006197f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ff6d6d" loext:opacity="100%" style:font-name="Corbel" fo:font-size="24pt" fo:font-weight="normal" officeooo:rsid="0006197f" officeooo:paragraph-rsid="0006197f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6b5e9b" loext:opacity="100%" style:font-name="Corbel" fo:font-size="32pt" fo:font-weight="bold" officeooo:rsid="0006197f" officeooo:paragraph-rsid="0006197f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loext:opacity="100%" style:font-name="Corbel" fo:font-size="22pt" fo:font-weight="normal" officeooo:rsid="0006197f" officeooo:paragraph-rsid="0006197f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06197f"/>
    </style:style>
    <style:style style:name="P10" style:family="paragraph" style:parent-style-name="Heading_20_1">
      <style:paragraph-properties fo:margin-top="0in" fo:margin-bottom="0in" style:contextual-spacing="false" fo:text-align="center" style:justify-single-word="false"/>
      <style:text-properties officeooo:rsid="000b5699" officeooo:paragraph-rsid="000b5699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0b5699"/>
    </style:style>
    <style:style style:name="P12" style:family="paragraph" style:parent-style-name="Table_20_Heading">
      <style:text-properties fo:color="#1c1c1c" loext:opacity="100%" style:font-name="Corbel" fo:font-size="18pt" fo:font-weight="bold" officeooo:rsid="00075b00" officeooo:paragraph-rsid="00075b00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33333" loext:opacity="100%" style:font-name="Corbel" fo:font-size="14pt" fo:font-weight="normal" officeooo:rsid="000760e2" officeooo:paragraph-rsid="000760e2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orbel" fo:font-size="18pt" fo:font-weight="normal" officeooo:rsid="000760e2" officeooo:paragraph-rsid="000760e2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666666" loext:opacity="100%" style:font-name="Corbel" fo:font-size="18pt" fo:font-weight="normal" officeooo:rsid="0006197f" officeooo:paragraph-rsid="00075b00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loext:opacity="100%" style:font-name="Corbel" fo:font-size="26pt" fo:font-weight="normal" officeooo:rsid="00080925" officeooo:paragraph-rsid="00075b00" style:font-size-asian="26pt" style:font-weight-asian="normal" style:font-size-complex="26pt" style:font-weight-complex="normal"/>
    </style:style>
    <style:style style:name="P17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0b5699"/>
    </style:style>
    <style:style style:name="P1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  <style:text-properties officeooo:paragraph-rsid="002237a0"/>
    </style:style>
    <style:style style:name="P19" style:family="paragraph" style:parent-style-name="Addressee">
      <style:text-properties style:font-name="Corbel"/>
    </style:style>
    <style:style style:name="P20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080925"/>
    </style:style>
    <style:style style:name="P21" style:family="paragraph" style:parent-style-name="Text_20_body">
      <style:paragraph-properties fo:text-align="center" style:justify-single-word="false"/>
      <style:text-properties fo:color="#1c1c1c" loext:opacity="100%" fo:font-size="14pt" officeooo:rsid="000ce609" officeooo:paragraph-rsid="000ce609" style:font-size-asian="12.25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color="#1c1c1c" loext:opacity="100%" fo:font-size="14pt" officeooo:rsid="000ce609" officeooo:paragraph-rsid="000ce609" style:font-size-asian="12.25pt" style:font-size-complex="14pt"/>
    </style:style>
    <style:style style:name="P23" style:family="paragraph" style:parent-style-name="Text_20_body">
      <style:paragraph-properties fo:text-align="center" style:justify-single-word="false"/>
      <style:text-properties officeooo:paragraph-rsid="00080925"/>
    </style:style>
    <style:style style:name="P24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11404b"/>
    </style:style>
    <style:style style:name="P25" style:family="paragraph" style:parent-style-name="Text_20_body">
      <style:paragraph-properties fo:text-align="justify" style:justify-single-word="false"/>
      <style:text-properties fo:color="#1c1c1c" loext:opacity="100%" fo:font-size="14pt" officeooo:rsid="000ce609" officeooo:paragraph-rsid="0011404b" style:font-size-asian="12.25pt" style:font-size-complex="14pt"/>
    </style:style>
    <style:style style:name="P26" style:family="paragraph" style:parent-style-name="Text_20_body">
      <style:paragraph-properties fo:text-align="justify" style:justify-single-word="false"/>
      <style:text-properties fo:color="#1c1c1c" loext:opacity="100%" fo:font-size="14pt" officeooo:rsid="000e1d65" officeooo:paragraph-rsid="0011404b" style:font-size-asian="12.25pt" style:font-size-complex="14pt"/>
    </style:style>
    <style:style style:name="P27" style:family="paragraph" style:parent-style-name="Heading_20_1">
      <style:paragraph-properties fo:margin-top="0in" fo:margin-bottom="0in" style:contextual-spacing="false" fo:text-align="center" style:justify-single-word="false"/>
      <style:text-properties officeooo:rsid="000ce609" officeooo:paragraph-rsid="000ce609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0ce609" officeooo:paragraph-rsid="000ce609"/>
    </style:style>
    <style:style style:name="P29" style:family="paragraph" style:parent-style-name="Text_20_body">
      <style:paragraph-properties fo:text-align="justify" style:justify-single-word="false"/>
      <style:text-properties fo:color="#1c1c1c" loext:opacity="100%" fo:font-size="14pt" officeooo:rsid="000ce609" officeooo:paragraph-rsid="000e1d65" style:font-size-asian="12.25pt" style:font-size-complex="14pt"/>
    </style:style>
    <style:style style:name="P30" style:family="paragraph" style:parent-style-name="Text_20_body">
      <style:paragraph-properties fo:text-align="start" style:justify-single-word="false"/>
      <style:text-properties fo:color="#1c1c1c" loext:opacity="100%" fo:font-size="14pt" officeooo:rsid="000e1d65" officeooo:paragraph-rsid="001908fe" style:font-size-asian="12.25pt" style:font-size-complex="14pt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1908fe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908fe" officeooo:paragraph-rsid="001908fe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1a91a3" officeooo:paragraph-rsid="001a91a3"/>
    </style:style>
    <style:style style:name="P34" style:family="paragraph" style:parent-style-name="Text_20_body">
      <style:paragraph-properties fo:text-align="start" style:justify-single-word="false"/>
      <style:text-properties fo:color="#1c1c1c" loext:opacity="100%" fo:font-size="14pt" officeooo:rsid="000e1d65" officeooo:paragraph-rsid="001a91a3" style:font-size-asian="12.25pt" style:font-size-complex="14pt"/>
    </style:style>
    <style:style style:name="P35" style:family="paragraph" style:parent-style-name="Text_20_body">
      <style:paragraph-properties fo:text-align="start" style:justify-single-word="false"/>
      <style:text-properties fo:color="#1c1c1c" loext:opacity="100%" fo:font-size="14pt" officeooo:rsid="001bbe9a" officeooo:paragraph-rsid="001d57c7" style:font-size-asian="12.25pt" style:font-size-complex="14pt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paragraph-rsid="001d57c7"/>
    </style:style>
    <style:style style:name="P37" style:family="paragraph" style:parent-style-name="Text_20_body">
      <style:paragraph-properties fo:text-align="start" style:justify-single-word="false"/>
      <style:text-properties fo:color="#1c1c1c" loext:opacity="100%" fo:font-size="14pt" officeooo:rsid="000e1d65" officeooo:paragraph-rsid="0027132c" style:font-size-asian="12.25pt" style:font-size-complex="14pt"/>
    </style:style>
    <style:style style:name="P38" style:family="paragraph" style:parent-style-name="Text_20_body" style:list-style-name="L1">
      <style:paragraph-properties fo:text-align="start" style:justify-single-word="false"/>
      <style:text-properties officeooo:paragraph-rsid="0027132c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1a91a3" officeooo:paragraph-rsid="0027132c"/>
    </style:style>
    <style:style style:name="P40" style:family="paragraph" style:parent-style-name="Text_20_body">
      <style:paragraph-properties fo:text-align="start" style:justify-single-word="false"/>
      <style:text-properties fo:color="#1c1c1c" loext:opacity="100%" fo:font-size="14pt" officeooo:rsid="000e1d65" officeooo:paragraph-rsid="0026251b" style:font-size-asian="12.25pt" style:font-size-complex="14pt"/>
    </style:style>
    <style:style style:name="P41" style:family="paragraph" style:parent-style-name="Text_20_body" style:list-style-name="L3">
      <style:paragraph-properties fo:text-align="start" style:justify-single-word="false"/>
      <style:text-properties officeooo:paragraph-rsid="001a91a3"/>
    </style:style>
    <style:style style:name="P42" style:family="paragraph" style:parent-style-name="Text_20_body" style:list-style-name="L3">
      <style:paragraph-properties fo:text-align="start" style:justify-single-word="false"/>
      <style:text-properties officeooo:rsid="001f0093" officeooo:paragraph-rsid="001f0093"/>
    </style:style>
    <style:style style:name="P43" style:family="paragraph" style:parent-style-name="Text_20_body">
      <style:paragraph-properties fo:text-align="start" style:justify-single-word="false"/>
      <style:text-properties fo:color="#1c1c1c" loext:opacity="100%" fo:font-size="14pt" fo:font-weight="bold" officeooo:rsid="000e1d65" officeooo:paragraph-rsid="001d57c7" style:font-size-asian="12.25pt" style:font-weight-asian="bold" style:font-size-complex="14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color="#1c1c1c" loext:opacity="100%" fo:font-size="14pt" officeooo:rsid="000e1d65" officeooo:paragraph-rsid="001d57c7" style:font-size-asian="12.25pt" style:font-size-complex="14pt"/>
    </style:style>
    <style:style style:name="P45" style:family="paragraph" style:parent-style-name="Text_20_body" style:list-style-name="L4">
      <style:paragraph-properties fo:text-align="start" style:justify-single-word="false"/>
      <style:text-properties fo:color="#1c1c1c" loext:opacity="100%" fo:font-size="14pt" officeooo:rsid="001d57c7" officeooo:paragraph-rsid="001d57c7" style:font-size-asian="12.25pt" style:font-size-complex="14pt"/>
    </style:style>
    <style:style style:name="P46" style:family="paragraph" style:parent-style-name="Text_20_body" style:list-style-name="L4">
      <style:paragraph-properties fo:text-align="start" style:justify-single-word="false"/>
      <style:text-properties fo:color="#1c1c1c" loext:opacity="100%" fo:font-size="14pt" officeooo:rsid="001f0093" officeooo:paragraph-rsid="001f0093" style:font-size-asian="12.25pt" style:font-size-complex="14pt"/>
    </style:style>
    <style:style style:name="P47" style:family="paragraph" style:parent-style-name="Text_20_body">
      <style:paragraph-properties fo:text-align="start" style:justify-single-word="false"/>
      <style:text-properties officeooo:rsid="000ce609" officeooo:paragraph-rsid="001d57c7"/>
    </style:style>
    <style:style style:name="P48" style:family="paragraph" style:parent-style-name="Heading_20_1">
      <style:paragraph-properties fo:margin-top="0in" fo:margin-bottom="0in" style:contextual-spacing="false" fo:text-align="center" style:justify-single-word="false"/>
      <style:text-properties officeooo:rsid="000ce609" officeooo:paragraph-rsid="00149f78"/>
    </style:style>
    <style:style style:name="P49" style:family="paragraph" style:parent-style-name="Text_20_body">
      <style:paragraph-properties fo:text-align="start" style:justify-single-word="false"/>
      <style:text-properties fo:color="#1c1c1c" loext:opacity="100%" fo:font-size="14pt" officeooo:rsid="000e1d65" officeooo:paragraph-rsid="00149f78" style:font-size-asian="12.25pt" style:font-size-complex="14pt"/>
    </style:style>
    <style:style style:name="P50" style:family="paragraph" style:parent-style-name="Text_20_body">
      <style:paragraph-properties fo:text-align="start" style:justify-single-word="false"/>
      <style:text-properties fo:color="#1c1c1c" loext:opacity="100%" fo:font-size="14pt" fo:font-weight="bold" officeooo:rsid="000e1d65" officeooo:paragraph-rsid="00149f78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80925"/>
    </style:style>
    <style:style style:name="P52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080925"/>
    </style:style>
    <style:style style:name="P53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officeooo:paragraph-rsid="00085ecb"/>
    </style:style>
    <style:style style:name="P54" style:family="paragraph" style:parent-style-name="Text_20_body">
      <style:paragraph-properties fo:text-align="start" style:justify-single-word="false"/>
      <style:text-properties fo:color="#1c1c1c" loext:opacity="100%" fo:font-size="14pt" officeooo:rsid="00149f78" officeooo:paragraph-rsid="00149f78" style:font-size-asian="12.25pt" style:font-size-complex="14pt"/>
    </style:style>
    <style:style style:name="T1" style:family="text">
      <style:text-properties fo:color="#666666" loext:opacity="100%"/>
    </style:style>
    <style:style style:name="T2" style:family="text">
      <style:text-properties officeooo:rsid="001f0093"/>
    </style:style>
    <style:style style:name="T3" style:family="text">
      <style:text-properties fo:color="#666666" loext:opacity="100%" style:font-name="Corbel" fo:font-size="26pt" fo:font-weight="normal" officeooo:rsid="00080925" fo:background-color="transparent" loext:char-shading-value="0" style:font-size-asian="26pt" style:font-weight-asian="normal" style:font-size-complex="26pt" style:font-weight-complex="normal"/>
    </style:style>
    <style:style style:name="T4" style:family="text">
      <style:text-properties fo:color="#666666" loext:opacity="100%" style:font-name="Corbel" fo:font-size="26pt" fo:font-weight="normal" fo:background-color="transparent" loext:char-shading-value="0" style:font-size-asian="26pt" style:font-weight-asian="normal" style:font-size-complex="26pt" style:font-weight-complex="normal"/>
    </style:style>
    <style:style style:name="T5" style:family="text">
      <style:text-properties fo:color="#666666" loext:opacity="100%" style:font-name="Corbel" fo:font-size="26pt" fo:font-weight="normal" officeooo:rsid="000b5699" fo:background-color="transparent" loext:char-shading-value="0" style:font-size-asian="26pt" style:font-weight-asian="normal" style:font-size-complex="26pt" style:font-weight-complex="normal"/>
    </style:style>
    <style:style style:name="T6" style:family="text">
      <style:text-properties style:font-name="Corbel" fo:font-size="14pt" style:font-size-asian="14pt" style:font-size-complex="14pt"/>
    </style:style>
    <style:style style:name="T7" style:family="text">
      <style:text-properties style:font-name="Corbel" fo:font-weight="normal" officeooo:rsid="00080925" fo:background-color="transparent" loext:char-shading-value="0" style:font-weight-asian="normal" style:font-weight-complex="normal"/>
    </style:style>
    <style:style style:name="T8" style:family="text">
      <style:text-properties style:font-name="Corbel" fo:font-weight="normal" fo:background-color="transparent" loext:char-shading-value="0" style:font-weight-asian="normal" style:font-weight-complex="normal"/>
    </style:style>
    <style:style style:name="T9" style:family="text">
      <style:text-properties style:font-name="Corbel" fo:font-weight="normal" officeooo:rsid="000e1d65" fo:background-color="transparent" loext:char-shading-value="0" style:font-weight-asian="normal" style:font-weight-complex="normal"/>
    </style:style>
    <style:style style:name="T10" style:family="text">
      <style:text-properties style:font-name="Corbel" fo:font-weight="normal" officeooo:rsid="000f7301" fo:background-color="transparent" loext:char-shading-value="0" style:font-weight-asian="normal" style:font-weight-complex="normal"/>
    </style:style>
    <style:style style:name="T11" style:family="text">
      <style:text-properties fo:color="#666666" loext:opacity="100%" style:font-name="Corbel" fo:font-size="26pt" fo:font-weight="normal" officeooo:rsid="0011404b" fo:background-color="transparent" loext:char-shading-value="0" style:font-size-asian="26pt" style:font-weight-asian="normal" style:font-size-complex="26pt" style:font-weight-complex="normal"/>
    </style:style>
    <style:style style:name="T12" style:family="text">
      <style:text-properties style:font-name="Corbel" fo:font-weight="normal" officeooo:rsid="0011404b" fo:background-color="transparent" loext:char-shading-value="0" style:font-weight-asian="normal" style:font-weight-complex="normal"/>
    </style:style>
    <style:style style:name="T13" style:family="text">
      <style:text-properties style:font-name="Corbel" fo:font-weight="normal" officeooo:rsid="0011d5b8" fo:background-color="transparent" loext:char-shading-value="0" style:font-weight-asian="normal" style:font-weight-complex="normal"/>
    </style:style>
    <style:style style:name="T14" style:family="text">
      <style:text-properties style:font-name="Corbel" fo:font-weight="bold" fo:background-color="transparent" loext:char-shading-value="0" style:font-weight-asian="bold" style:font-weight-complex="bold"/>
    </style:style>
    <style:style style:name="T15" style:family="text">
      <style:text-properties style:font-name="Corbel" fo:font-weight="bold" officeooo:rsid="001908fe" fo:background-color="transparent" loext:char-shading-value="0" style:font-weight-asian="bold" style:font-weight-complex="bold"/>
    </style:style>
    <style:style style:name="T16" style:family="text">
      <style:text-properties style:font-name="Corbel" fo:font-weight="bold" officeooo:rsid="001bbe9a" fo:background-color="transparent" loext:char-shading-value="0" style:font-weight-asian="bold" style:font-weight-complex="bold"/>
    </style:style>
    <style:style style:name="T17" style:family="text">
      <style:text-properties style:font-name="Corbel" fo:font-weight="bold" officeooo:rsid="001d57c7" fo:background-color="transparent" loext:char-shading-value="0" style:font-weight-asian="bold" style:font-weight-complex="bold"/>
    </style:style>
    <style:style style:name="T18" style:family="text">
      <style:text-properties style:font-name="Corbel" fo:font-weight="normal" officeooo:rsid="001908fe" fo:background-color="transparent" loext:char-shading-value="0" style:font-weight-asian="normal" style:font-weight-complex="normal"/>
    </style:style>
    <style:style style:name="T19" style:family="text">
      <style:text-properties style:font-name="Corbel" fo:font-weight="normal" officeooo:rsid="0012bd48" fo:background-color="transparent" loext:char-shading-value="0" style:font-weight-asian="normal" style:font-weight-complex="normal"/>
    </style:style>
    <style:style style:name="T20" style:family="text">
      <style:text-properties fo:color="#1c1c1c" loext:opacity="100%" style:font-name="Corbel" fo:font-size="14pt" fo:font-weight="normal" officeooo:rsid="001908fe" fo:background-color="transparent" loext:char-shading-value="0" style:font-size-asian="12.25pt" style:font-weight-asian="normal" style:font-size-complex="14pt" style:font-weight-complex="normal"/>
    </style:style>
    <style:style style:name="T21" style:family="text">
      <style:text-properties fo:color="#1c1c1c" loext:opacity="100%" style:font-name="Corbel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22" style:family="text">
      <style:text-properties style:font-name="Corbel" fo:font-weight="bold" officeooo:rsid="001a91a3" fo:background-color="transparent" loext:char-shading-value="0" style:font-weight-asian="bold" style:font-weight-complex="bold"/>
    </style:style>
    <style:style style:name="T23" style:family="text">
      <style:text-properties style:font-name="Corbel" fo:font-weight="normal" officeooo:rsid="001a91a3" fo:background-color="transparent" loext:char-shading-value="0" style:font-weight-asian="normal" style:font-weight-complex="normal"/>
    </style:style>
    <style:style style:name="T24" style:family="text">
      <style:text-properties style:font-name="Corbel" fo:font-weight="normal" officeooo:rsid="0027132c" fo:background-color="transparent" loext:char-shading-value="0" style:font-weight-asian="normal" style:font-weight-complex="normal"/>
    </style:style>
    <style:style style:name="T25" style:family="text">
      <style:text-properties fo:color="#1c1c1c" loext:opacity="100%" style:font-name="Corbel" fo:font-size="14pt" fo:font-weight="normal" officeooo:rsid="001bbe9a" fo:background-color="transparent" loext:char-shading-value="0" style:font-size-asian="12.25pt" style:font-weight-asian="normal" style:font-size-complex="14pt" style:font-weight-complex="normal"/>
    </style:style>
    <style:style style:name="T26" style:family="text">
      <style:text-properties fo:color="#1c1c1c" loext:opacity="100%" style:font-name="Corbel" fo:font-size="14pt" fo:font-weight="normal" officeooo:rsid="0027132c" fo:background-color="transparent" loext:char-shading-value="0" style:font-size-asian="12.25pt" style:font-weight-asian="normal" style:font-size-complex="14pt" style:font-weight-complex="normal"/>
    </style:style>
    <style:style style:name="T27" style:family="text">
      <style:text-properties fo:color="#1c1c1c" loext:opacity="100%" style:font-name="Corbel" fo:font-size="14pt" fo:font-weight="normal" officeooo:rsid="001a91a3" fo:background-color="transparent" loext:char-shading-value="0" style:font-size-asian="12.25pt" style:font-weight-asian="normal" style:font-size-complex="14pt" style:font-weight-complex="normal"/>
    </style:style>
    <style:style style:name="T28" style:family="text">
      <style:text-properties fo:color="#1c1c1c" loext:opacity="100%" style:font-name="Corbel" fo:font-size="14pt" fo:font-weight="normal" officeooo:rsid="0021e580" fo:background-color="transparent" loext:char-shading-value="0" style:font-size-asian="12.25pt" style:font-weight-asian="normal" style:font-size-complex="14pt" style:font-weight-complex="normal"/>
    </style:style>
    <style:style style:name="T29" style:family="text">
      <style:text-properties fo:color="#1c1c1c" loext:opacity="100%" style:font-name="Corbel" fo:font-size="14pt" fo:font-weight="normal" officeooo:rsid="0020c588" fo:background-color="transparent" loext:char-shading-value="0" style:font-size-asian="12.25pt" style:font-weight-asian="normal" style:font-size-complex="14pt" style:font-weight-complex="normal"/>
    </style:style>
    <style:style style:name="T30" style:family="text">
      <style:text-properties fo:color="#1c1c1c" loext:opacity="100%" style:font-name="Corbel" fo:font-size="14pt" fo:font-style="italic" fo:font-weight="normal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Corbel" fo:font-weight="normal" officeooo:rsid="001bbe9a" fo:background-color="transparent" loext:char-shading-value="0" style:font-weight-asian="normal" style:font-weight-complex="normal"/>
    </style:style>
    <style:style style:name="T32" style:family="text">
      <style:text-properties style:font-name="Corbel" officeooo:rsid="001bbe9a" fo:background-color="transparent" loext:char-shading-value="0"/>
    </style:style>
    <style:style style:name="T33" style:family="text">
      <style:text-properties style:font-name="Corbel" officeooo:rsid="001d57c7" fo:background-color="transparent" loext:char-shading-value="0"/>
    </style:style>
    <style:style style:name="T34" style:family="text">
      <style:text-properties style:font-name="Corbel" fo:font-weight="normal" officeooo:rsid="001d57c7" fo:background-color="transparent" loext:char-shading-value="0" style:font-weight-asian="normal" style:font-weight-complex="normal"/>
    </style:style>
    <style:style style:name="T35" style:family="text">
      <style:text-properties style:font-name="Corbel" fo:font-weight="bold" officeooo:rsid="00240989" fo:background-color="transparent" loext:char-shading-value="0" style:font-weight-asian="bold" style:font-weight-complex="bold"/>
    </style:style>
    <style:style style:name="T36" style:family="text">
      <style:text-properties style:font-name="Corbel" fo:font-weight="normal" officeooo:rsid="001672dd" fo:background-color="transparent" loext:char-shading-value="0" style:font-weight-asian="normal" style:font-weight-complex="normal"/>
    </style:style>
    <style:style style:name="T37" style:family="text">
      <style:text-properties style:font-name="Corbel" fo:font-weight="normal" officeooo:rsid="0017fb45" fo:background-color="transparent" loext:char-shading-value="0" style:font-weight-asian="normal" style:font-weight-complex="normal"/>
    </style:style>
    <style:style style:name="T38" style:family="text">
      <style:text-properties style:font-name="Corbel" fo:font-weight="normal" officeooo:rsid="00240989" fo:background-color="transparent" loext:char-shading-value="0" style:font-weight-asian="normal" style:font-weight-complex="normal"/>
    </style:style>
    <style:style style:name="T39" style:family="text">
      <style:text-properties style:font-name="Corbel" fo:font-weight="normal" officeooo:rsid="001f0093" fo:background-color="transparent" loext:char-shading-value="0" style:font-weight-asian="normal" style:font-weight-complex="normal"/>
    </style:style>
    <style:style style:name="T40" style:family="text">
      <style:text-properties style:font-name="Corbel" fo:font-weight="normal" officeooo:rsid="0021e580" fo:background-color="transparent" loext:char-shading-value="0" style:font-weight-asian="normal" style:font-weight-complex="normal"/>
    </style:style>
    <style:style style:name="T41" style:family="text">
      <style:text-properties style:font-name="Corbel" fo:font-weight="normal" officeooo:rsid="0024c08c" fo:background-color="transparent" loext:char-shading-value="0" style:font-weight-asian="normal" style:font-weight-complex="normal"/>
    </style:style>
    <style:style style:name="T42" style:family="text">
      <style:text-properties style:font-name="Corbel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666666" loext:opacity="100%" style:font-name="Corbel" fo:font-size="26pt" fo:font-weight="normal" officeooo:rsid="00149f78" fo:background-color="transparent" loext:char-shading-value="0" style:font-size-asian="26pt" style:font-weight-asian="normal" style:font-size-complex="26pt" style:font-weight-complex="normal"/>
    </style:style>
    <style:style style:name="T44" style:family="text">
      <style:text-properties style:font-name="Corbel" fo:font-weight="bold" officeooo:rsid="00149f78" fo:background-color="transparent" loext:char-shading-value="0" style:font-weight-asian="bold" style:font-weight-complex="bold"/>
    </style:style>
    <style:style style:name="T45" style:family="text">
      <style:text-properties style:font-name="Corbel" fo:font-weight="bold" officeooo:rsid="0021e580" fo:background-color="transparent" loext:char-shading-value="0" style:font-weight-asian="bold" style:font-weight-complex="bold"/>
    </style:style>
    <style:style style:name="T46" style:family="text">
      <style:text-properties style:font-name="Corbel" officeooo:rsid="0021e580" fo:background-color="transparent" loext:char-shading-value="0"/>
    </style:style>
    <style:style style:name="T47" style:family="text">
      <style:text-properties style:font-name="Corbel" fo:font-weight="normal" officeooo:rsid="002237a0" fo:background-color="transparent" loext:char-shading-value="0" style:font-weight-asian="normal" style:font-weight-complex="normal"/>
    </style:style>
    <style:style style:name="T48" style:family="text">
      <style:text-properties style:font-name="Corbel" officeooo:rsid="002237a0" fo:background-color="transparent" loext:char-shading-value="0"/>
    </style:style>
    <style:style style:name="T49" style:family="text">
      <style:text-properties fo:color="#666666" loext:opacity="100%" style:font-name="Corbel" fo:font-size="26pt" fo:font-weight="normal" officeooo:rsid="00085ecb" fo:background-color="transparent" loext:char-shading-value="0" style:font-size-asian="26pt" style:font-weight-asian="normal" style:font-size-complex="26pt" style:font-weight-complex="normal"/>
    </style:style>
    <style:style style:name="T50" style:family="text">
      <style:text-properties fo:color="#666666" loext:opacity="100%" style:font-name="Corbel" fo:font-size="26pt" fo:font-weight="normal" officeooo:rsid="0009c833" fo:background-color="transparent" loext:char-shading-value="0" style:font-size-asian="26pt" style:font-weight-asian="normal" style:font-size-complex="26pt" style:font-weight-complex="normal"/>
    </style:style>
    <style:style style:name="T51" style:family="text">
      <style:text-properties style:font-name="Corbel" fo:font-weight="normal" officeooo:rsid="00149f78" fo:background-color="transparent" loext:char-shading-value="0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0193in" fo:margin-left="0.75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/></text:p>
      <text:p text:style-name="P2"><text:span text:style-name="T1"/></text:p>
      <text:p text:style-name="P3">SK TECHNOLOGY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RUDIER<text:span text:style-name="T2">™</text:span> – <text:span text:style-name="T2">Gestão de Clientes</text:span></text:p>
      <text:p text:style-name="P8">Documento de Requisitos de Sistem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3"/></text:p>
      <text:p text:style-name="P9"><text:span text:style-name="T3"/></text:p>
      <text:h text:style-name="P10" text:outline-level="1"><text:bookmark-start text:name="__RefHeading___Toc234_3189493894 Copy 4"/><text:soft-page-break/><text:span text:style-name="T3">H</text:span><text:span text:style-name="T4">istórico de Alterações</text:span><text:bookmark-end text:name="__RefHeading___Toc234_3189493894 Copy 4"/></text:h>
      <text:p text:style-name="P11"/>
      <table:table table:name="Alter_History" table:style-name="Alter_5f_History">
        <table:table-column table:style-name="Alter_5f_History.A"/>
        <table:table-column table:style-name="Alter_5f_History.B"/>
        <table:table-column table:style-name="Alter_5f_History.C"/>
        <table:table-header-rows>
          <table:table-row table:style-name="Alter_5f_History.1">
            <table:table-cell table:style-name="Alter_5f_History.A1" office:value-type="string">
              <text:p text:style-name="P12">Autor</text:p>
            </table:table-cell>
            <table:table-cell table:style-name="Alter_5f_History.A1" office:value-type="string">
              <text:p text:style-name="P12">Data</text:p>
            </table:table-cell>
            <table:table-cell table:style-name="Alter_5f_History.C1" office:value-type="string">
              <text:p text:style-name="P12">Descrição</text:p>
            </table:table-cell>
          </table:table-row>
        </table:table-header-rows>
        <table:table-row table:style-name="Alter_5f_History.2">
          <table:table-cell table:style-name="Alter_5f_History.A2" office:value-type="string">
            <text:p text:style-name="P13">Davi Bacalhau</text:p>
          </table:table-cell>
          <table:table-cell table:style-name="Alter_5f_History.A2" office:value-type="string">
            <text:p text:style-name="P13">07/04/2025</text:p>
          </table:table-cell>
          <table:table-cell table:style-name="Alter_5f_History.C2" office:value-type="string">
            <text:p text:style-name="P13">Criação do Documento</text:p>
          </table:table-cell>
        </table:table-row>
        <table:table-row table:style-name="Alter_5f_History.2">
          <table:table-cell table:style-name="Alter_5f_History.A2" office:value-type="string">
            <text:p text:style-name="P14"/>
          </table:table-cell>
          <table:table-cell table:style-name="Alter_5f_History.A2" office:value-type="string">
            <text:p text:style-name="P14"/>
          </table:table-cell>
          <table:table-cell table:style-name="Alter_5f_History.C2" office:value-type="string">
            <text:p text:style-name="P1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h text:style-name="P17" text:outline-level="1"><text:bookmark-start text:name="__RefHeading___Toc234_3189493894 Copy 4 Copy 1"/><text:soft-page-break/><text:span text:style-name="T3">S</text:span><text:span text:style-name="T5">umário</text:span><text:bookmark-end text:name="__RefHeading___Toc234_3189493894 Copy 4 Copy 1"/></text:h>
      <text:p text:style-name="P18"><text:a xlink:type="simple" xlink:href="#__RefHeading___Toc234_3189493894%20Copy%204" text:style-name="Index_20_Link" text:visited-style-name="Index_20_Link"><text:span text:style-name="T6">Histórico de Alterações<text:tab/>3</text:span></text:a></text:p>
      <text:p text:style-name="P18"><text:a xlink:type="simple" xlink:href="#__RefHeading___Toc234_3189493894%20Copy%204%20Copy%201" text:style-name="Index_20_Link" text:visited-style-name="Index_20_Link"><text:span text:style-name="T6">Sumário<text:tab/>4</text:span></text:a></text:p>
      <text:p text:style-name="P18"><text:a xlink:type="simple" xlink:href="#__RefHeading___Toc234_3189493894" text:style-name="Index_20_Link" text:visited-style-name="Index_20_Link"><text:span text:style-name="T6">Objetivo<text:tab/>5</text:span></text:a></text:p>
      <text:p text:style-name="P18"><text:a xlink:type="simple" xlink:href="#__RefHeading___Toc234_3189493894%20Copy%202%20Copy%201%20Copy%202" text:style-name="Index_20_Link" text:visited-style-name="Index_20_Link"><text:span text:style-name="T6">Necessidades<text:tab/>6</text:span></text:a></text:p>
      <text:p text:style-name="P18"><text:a xlink:type="simple" xlink:href="#__RefHeading___Toc234_3189493894%20Copy%202%20Copy%201" text:style-name="Index_20_Link" text:visited-style-name="Index_20_Link"><text:span text:style-name="T6">Requisitos Funcionais<text:tab/>7</text:span></text:a></text:p>
      <text:p text:style-name="P18"><text:a xlink:type="simple" xlink:href="#__RefHeading___Toc234_3189493894%20Copy%202%20Copy%201%20Copy%203" text:style-name="Index_20_Link" text:visited-style-name="Index_20_Link"><text:span text:style-name="T6">Requisitos Não Funcionais<text:tab/>9</text:span></text:a></text:p>
      <text:p text:style-name="P18"><text:a xlink:type="simple" xlink:href="#__RefHeading___Toc234_3189493894%20Copy%202" text:style-name="Index_20_Link" text:visited-style-name="Index_20_Link"><text:span text:style-name="T6">Glossário<text:tab/>10</text:span></text:a></text:p>
      <text:p text:style-name="P19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/>
      <text:p text:style-name="Addressee"><text:span text:style-name="T3"/></text:p>
      <text:p text:style-name="Addressee"><text:span text:style-name="T3"/></text:p>
      <text:p text:style-name="Addressee"><text:span text:style-name="T3"/></text:p>
      <text:p text:style-name="Addressee"><text:span text:style-name="T3"/></text:p>
      <text:p text:style-name="Addressee"><text:span text:style-name="T3"/></text:p>
      <text:p text:style-name="Addressee"><text:span text:style-name="T3"/></text:p>
      <text:h text:style-name="P20" text:outline-level="1"><text:bookmark-start text:name="__RefHeading___Toc234_3189493894"/><text:soft-page-break/><text:span text:style-name="T3">Objetivo</text:span><text:bookmark-end text:name="__RefHeading___Toc234_3189493894"/></text:h>
      <text:p text:style-name="P21"><text:span text:style-name="T7"/></text:p>
      <text:p text:style-name="P22"><text:span text:style-name="T7"><text:tab/></text:span><text:span text:style-name="T8">Este documento descreve </text:span><text:span text:style-name="T9">as necessidades identificadas e os</text:span><text:span text:style-name="T8"> requisitos funcionais e não funcionais para o desenvolvimento do sistema de gestão de clientes da CRUDIER™. O objetivo é fornecer uma compreensão clara das necessidades </text:span><text:span text:style-name="T10">e funcionalidades</text:span><text:span text:style-name="T8"> do sistema para todas as partes interessadas.</text:span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/>
      <text:h text:style-name="P24" text:outline-level="1"><text:bookmark-start text:name="__RefHeading___Toc234_3189493894 Copy 2 Copy 1 Copy 2"/><text:soft-page-break/><text:span text:style-name="T11">Necessidades</text:span><text:bookmark-end text:name="__RefHeading___Toc234_3189493894 Copy 2 Copy 1 Copy 2"/></text:h>
      <text:p text:style-name="P25"/>
      <text:p text:style-name="P26"><text:span text:style-name="T8"><text:tab/></text:span><text:span text:style-name="T12">NE</text:span><text:span text:style-name="T8">001 – </text:span><text:span text:style-name="T12">Obter um</text:span><text:span text:style-name="T13">a</text:span><text:span text:style-name="T12"> melhor </text:span><text:span text:style-name="T13">comunicação e</text:span><text:span text:style-name="T12"> controle </text:span><text:span text:style-name="T13">sobre </text:span><text:span text:style-name="T12">as informações dos clientes entre as lojas da franquia CRUDIER™.</text:span></text:p>
      <text:p text:style-name="P26"><text:span text:style-name="T12"><text:tab/>NE002 – </text:span><text:span text:style-name="T13">Estabelecer uma camada de segurança durante a manipulação das informações, muitos dados de clientes já foram perdidos por edições e exclusões inadequadas.</text:span></text:p>
      <text:p text:style-name="P26"><text:span text:style-name="T13"><text:tab/>NE003 – Aumentar a eficiência das operações cadastrais e busca dos usuários.</text:span></text:p>
      <text:h text:style-name="P27" text:outline-level="1" text:is-list-header="true"><text:span text:style-name="T4"/></text:h>
      <text:h text:style-name="P27" text:outline-level="1" text:is-list-header="true"><text:span text:style-name="T4"/></text:h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h text:style-name="P27" text:outline-level="1"><text:bookmark-start text:name="__RefHeading___Toc234_3189493894 Copy 2 Copy 1"/><text:soft-page-break/><text:span text:style-name="T4">Requisitos Funcionais</text:span><text:bookmark-end text:name="__RefHeading___Toc234_3189493894 Copy 2 Copy 1"/></text:h>
      <text:p text:style-name="P29"/>
      <text:p text:style-name="P30"><text:span text:style-name="T8"><text:tab/></text:span><text:span text:style-name="T14">RF001 – </text:span><text:span text:style-name="T15">Cadastro d</text:span><text:span text:style-name="T16">e</text:span><text:span text:style-name="T15"> </text:span><text:span text:style-name="T17">c</text:span><text:span text:style-name="T15">liente:</text:span><text:span text:style-name="T18"> </text:span><text:span text:style-name="T19">O sistema deve permitir que os usuários </text:span><text:span text:style-name="T18">realizem o cadastro de novos clientes, solicitando as seguintes informações:</text:span></text:p>
      <text:list xml:id="list3179190933" text:style-name="L1">
        <text:list-item>
          <text:p text:style-name="P31"><text:span text:style-name="T20">RF001.01 – Nome (campo de texto, obrigatório);</text:span></text:p>
        </text:list-item>
        <text:list-item>
          <text:p text:style-name="P32"><text:span text:style-name="T21">RF001.02 – CPF (campo de texto com validação, obrigatório, único);</text:span></text:p>
        </text:list-item>
        <text:list-item>
          <text:p text:style-name="P33"><text:span text:style-name="T21">RF001.03 – Email (campo de texto com validação);</text:span></text:p>
        </text:list-item>
        <text:list-item>
          <text:p text:style-name="P33"><text:span text:style-name="T21">RF001.04 – Telefone (campo de texto);</text:span></text:p>
        </text:list-item>
        <text:list-item>
          <text:p text:style-name="P33"><text:span text:style-name="T21">RF001.05 – CEP (campo de texto, obrigatório);</text:span></text:p>
        </text:list-item>
        <text:list-item>
          <text:p text:style-name="P33"><text:span text:style-name="T21">RF001.06 – Estado (campo de seleção, obrigatório);</text:span></text:p>
        </text:list-item>
        <text:list-item>
          <text:p text:style-name="P33"><text:span text:style-name="T21">RF001.07 – Cidade (campo de texto, obrigatório);</text:span></text:p>
        </text:list-item>
        <text:list-item>
          <text:p text:style-name="P33"><text:span text:style-name="T21">RF001.08 – Endereço (vampo de texto, obrigatório).</text:span></text:p>
        </text:list-item>
      </text:list>
      <text:p text:style-name="P34"><text:span text:style-name="T19"><text:tab/></text:span><text:span text:style-name="T22">RF002 – Visualização de </text:span><text:span text:style-name="T17">c</text:span><text:span text:style-name="T22">lientes:</text:span><text:span text:style-name="T23"> O sistema deve permitir que os usuários visualizem </text:span><text:span text:style-name="T24">todas as</text:span><text:span text:style-name="T23"> informações de todos os clientes cadastrados.</text:span></text:p>
      <text:p text:style-name="P35"><text:span text:style-name="T23"><text:tab/></text:span><text:span text:style-name="T22">R</text:span><text:span text:style-name="T14">F003 – Busca de </text:span><text:span text:style-name="T17">c</text:span><text:span text:style-name="T14">lientes:</text:span><text:span text:style-name="T8"> O sistema deve permitir que os usuários a realizem busca de clientes pelas seguintes informações:</text:span></text:p>
      <text:list text:style-name="L2">
        <text:list-item>
          <text:p text:style-name="P36"><text:span text:style-name="T25">RF003.01 – Nome</text:span></text:p>
        </text:list-item>
        <text:list-item>
          <text:p text:style-name="P36"><text:span text:style-name="T25">RF003.02 – CPF</text:span></text:p>
        </text:list-item>
      </text:list>
      <text:p text:style-name="P34"><text:span text:style-name="T23"><text:tab/></text:span><text:span text:style-name="T22">RF00</text:span><text:span text:style-name="T16">4</text:span><text:span text:style-name="T22"> – Edição de </text:span><text:span text:style-name="T17">c</text:span><text:span text:style-name="T22">liente:</text:span><text:span text:style-name="T23"> O sistema deve permitir que os usuários realizem alterações nas </text:span><text:span text:style-name="T24">seguintes</text:span><text:span text:style-name="T23"> informações dos clientes cadastrados:</text:span></text:p>
      <text:p text:style-name="P37"><text:span text:style-name="T23"><text:tab/></text:span><text:span text:style-name="T18">solicitando as seguintes informações:</text:span></text:p>
      <text:list text:continue-list="list3179190933" text:style-name="L1">
        <text:list-item>
          <text:p text:style-name="P38"><text:span text:style-name="T20">RF00</text:span><text:span text:style-name="T26">4</text:span><text:span text:style-name="T20">.01 – Nome (campo de texto, obrigatório);</text:span></text:p>
        </text:list-item>
        <text:list-item>
          <text:p text:style-name="P39"><text:span text:style-name="T21">RF00</text:span><text:span text:style-name="T26">4</text:span><text:span text:style-name="T21">.0</text:span><text:span text:style-name="T26">2</text:span><text:span text:style-name="T21"> – Email (campo de texto com validação);</text:span></text:p>
        </text:list-item>
        <text:list-item>
          <text:p text:style-name="P39"><text:span text:style-name="T21">RF00</text:span><text:span text:style-name="T26">4</text:span><text:span text:style-name="T21">.0</text:span><text:span text:style-name="T26">3</text:span><text:span text:style-name="T21"> – Telefone (campo de texto);</text:span></text:p>
        </text:list-item>
        <text:list-item>
          <text:p text:style-name="P39"><text:span text:style-name="T21">RF00</text:span><text:span text:style-name="T26">4</text:span><text:span text:style-name="T21">.0</text:span><text:span text:style-name="T26">4</text:span><text:span text:style-name="T21"> – CEP (campo de texto, obrigatório);</text:span></text:p>
        </text:list-item>
        <text:list-item>
          <text:p text:style-name="P39"><text:soft-page-break/><text:span text:style-name="T21">RF00</text:span><text:span text:style-name="T26">4</text:span><text:span text:style-name="T21">.0</text:span><text:span text:style-name="T26">5</text:span><text:span text:style-name="T21"> – Estado (campo de seleção, obrigatório);</text:span></text:p>
        </text:list-item>
        <text:list-item>
          <text:p text:style-name="P39"><text:span text:style-name="T21">RF00</text:span><text:span text:style-name="T26">4</text:span><text:span text:style-name="T21">.0</text:span><text:span text:style-name="T26">6</text:span><text:span text:style-name="T21"> – Cidade (campo de texto, obrigatório);</text:span></text:p>
        </text:list-item>
        <text:list-item>
          <text:p text:style-name="P39"><text:span text:style-name="T21">RF00</text:span><text:span text:style-name="T26">4</text:span><text:span text:style-name="T21">.0</text:span><text:span text:style-name="T26">7</text:span><text:span text:style-name="T21"> – Endereço (vampo de texto, obrigatório).</text:span></text:p>
        </text:list-item>
      </text:list>
      <text:p text:style-name="P40"><text:span text:style-name="T23"><text:tab/></text:span><text:span text:style-name="T22">RF00</text:span><text:span text:style-name="T16">5</text:span><text:span text:style-name="T22"> – Exclusão de </text:span><text:span text:style-name="T17">c</text:span><text:span text:style-name="T22">liente:</text:span><text:span text:style-name="T23"> O sistema deve permitir que os usuários realizem a exclusão das informações dos clientes cadastrados.</text:span></text:p>
      <text:list text:style-name="L3">
        <text:list-item>
          <text:p text:style-name="P41"><text:span text:style-name="T27">RF00</text:span><text:span text:style-name="T25">5</text:span><text:span text:style-name="T27">.01 – O sistema deve solicitar uma senha administrativa para realizar esta ação.</text:span></text:p>
        </text:list-item>
        <text:list-item>
          <text:p text:style-name="P42"><text:span text:style-name="T27">R</text:span><text:span text:style-name="T21">F005.</text:span><text:span text:style-name="T26">0</text:span><text:span text:style-name="T21">2 – A senha administrativa é associada a </text:span><text:span text:style-name="T28">loja da franquia</text:span><text:span text:style-name="T21"> </text:span><text:span text:style-name="T29">que o usuário pertence, e</text:span><text:span text:style-name="T21"> deve ser estabelecida pela equipe CRUDIER™ por meio do </text:span><text:span text:style-name="T30">Sistema de Gerenciamento de Franquia CRUDIER™</text:span><text:span text:style-name="T21">, fornecido pela SK Technology.</text:span></text:p>
        </text:list-item>
      </text:list>
      <text:p text:style-name="P34"><text:span text:style-name="T23"><text:tab/></text:span><text:span text:style-name="T22">RF00</text:span><text:span text:style-name="T16">6</text:span><text:span text:style-name="T22"> – Histórico de alterações:</text:span><text:span text:style-name="T23"> </text:span><text:span text:style-name="T19">O sistema deve manter o histórico de alteração d</text:span><text:span text:style-name="T31">e todas as alterações realizadas nas informações de cada cliente, incluindo a data e hora da atualização e o código de identificação do usuário responsável.</text:span></text:p>
      <text:p text:style-name="P43"><text:span text:style-name="T32"><text:tab/></text:span><text:span text:style-name="T33">RF007 – Extração de dados:</text:span><text:span text:style-name="T34"> </text:span><text:span text:style-name="T19">O sistema deve permitir que os usuários possam realizar uma extração da base com as informações atuais dos clientes.</text:span></text:p>
      <text:p text:style-name="P44"><text:span text:style-name="T19"><text:tab/></text:span><text:span text:style-name="T17">RF00</text:span><text:span text:style-name="T35">8</text:span><text:span text:style-name="T17"> – Autenticação do usuário:</text:span><text:span text:style-name="T34"> O sistema deve solicitar a </text:span><text:span text:style-name="T36">credencia</text:span><text:span text:style-name="T37">l</text:span><text:span text:style-name="T36"> </text:span><text:span text:style-name="T37">ao</text:span><text:span text:style-name="T36"> </text:span><text:span text:style-name="T37">usuário assim que for inicializado.</text:span></text:p>
      <text:list text:style-name="L4">
        <text:list-item>
          <text:p text:style-name="P45"><text:span text:style-name="T37">R</text:span><text:span text:style-name="T8">F00</text:span><text:span text:style-name="T38">8</text:span><text:span text:style-name="T8">.01 – O sistema deve ler a credencial do usuário por meio de um QRCode, </text:span><text:span text:style-name="T39">que será</text:span><text:span text:style-name="T8"> lido pela câmera.</text:span></text:p>
        </text:list-item>
        <text:list-item>
          <text:p text:style-name="P46"><text:span text:style-name="T8">RF00</text:span><text:span text:style-name="T38">8</text:span><text:span text:style-name="T8">.02 – O sistema deve utilizar as informações lidas para identificar o usuário e a </text:span><text:span text:style-name="T40">loja da </text:span><text:span text:style-name="T8">franquia </text:span><text:span text:style-name="T40">que</text:span><text:span text:style-name="T8"> ele pertence.</text:span></text:p>
        </text:list-item>
        <text:list-item>
          <text:p text:style-name="P46"><text:span text:style-name="T8">RF00</text:span><text:span text:style-name="T41">8</text:span><text:span text:style-name="T8">.03 – O QRCode deve ser providênciado ao usuário pela equipe CRUDIER™ por meio do </text:span><text:span text:style-name="T42">Sistema de Gerenciamento de Franquia CRUDIER™</text:span><text:span text:style-name="T8">, fornecido pela SK Technology.</text:span></text:p>
        </text:list-item>
      </text:list>
      <text:p text:style-name="P47"><text:span text:style-name="T4"/></text:p>
      <text:h text:style-name="P48" text:outline-level="1"><text:bookmark-start text:name="__RefHeading___Toc234_3189493894 Copy 2 Copy 1 Copy 3"/><text:soft-page-break/><text:span text:style-name="T4">Requisitos </text:span><text:span text:style-name="T43">Não </text:span><text:span text:style-name="T4">Funcionais</text:span><text:bookmark-end text:name="__RefHeading___Toc234_3189493894 Copy 2 Copy 1 Copy 3"/></text:h>
      <text:p text:style-name="P49"><text:span text:style-name="T8"/></text:p>
      <text:p text:style-name="P49"><text:span text:style-name="T8"><text:tab/></text:span><text:span text:style-name="T14">R</text:span><text:span text:style-name="T44">N</text:span><text:span text:style-name="T14">F001 – </text:span><text:span text:style-name="T45">Integridade dos dados (Validação de CPF):</text:span><text:span text:style-name="T40"> O sistema deve validar o formato do CPF inserido durante o cadastro, garantindo que seja um número válido.</text:span></text:p>
      <text:p text:style-name="P50"><text:span text:style-name="T46"><text:tab/>RNF002 – Desempenho no acesso aos dados: </text:span><text:span text:style-name="T40">O sistema deve garantir que a visualização e a busca de informações sejam realizadas de forma eficiente e com tempo de resposta adequado, mesmo com um grande volume de dados.</text:span></text:p>
      <text:p text:style-name="P50"><text:span text:style-name="T40"><text:tab/></text:span><text:span text:style-name="T46">RNF003 – Disponibilidade:</text:span><text:span text:style-name="T40"> O sistema deve estar disponível para acesso em todas as lojas da franqui</text:span><text:span text:style-name="T47">a durante o horário de funcionamento.</text:span></text:p>
      <text:p text:style-name="P50"><text:span text:style-name="Strong_20_Emphasis"><text:span text:style-name="T47"><text:tab/></text:span></text:span><text:span text:style-name="Strong_20_Emphasis"><text:span text:style-name="T48">RNF0</text:span></text:span><text:span text:style-name="Strong_20_Emphasis"><text:span text:style-name="T48">04 - Manutenibilidade:</text:span></text:span><text:span text:style-name="T47"> O sistema deve ser projetado de forma a facilitar futuras manutenções, atualizações e possíveis expansões de funcionalidades. </text:span></text:p>
      <text:p text:style-name="P49"><text:span text:style-name="T40"/></text:p>
      <text:p text:style-name="P51"/>
      <text:p text:style-name="P52"/>
      <text:h text:style-name="P53" text:outline-level="1"><text:bookmark-start text:name="__RefHeading___Toc234_3189493894 Copy 2"/><text:span text:style-name="T3">G</text:span><text:span text:style-name="T49">lossá</text:span><text:span text:style-name="T50">r</text:span><text:span text:style-name="T49">io</text:span><text:bookmark-end text:name="__RefHeading___Toc234_3189493894 Copy 2"/></text:h>
      <text:p text:style-name="P49"><text:bookmark-start text:name="__RefHeading___Toc234_3189493894 Copy 1"/><text:span text:style-name="T51">NE</text:span><text:span text:style-name="T8"> – </text:span><text:span text:style-name="T51">Necessidade</text:span><text:bookmark-end text:name="__RefHeading___Toc234_3189493894 Copy 1"/></text:p>
      <text:p text:style-name="P54"><text:span text:style-name="T8">RF – Requisito Funcional</text:span></text:p>
      <text:p text:style-name="P54"><text:span text:style-name="T8">RNF – Requisito Não Funcion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avid CLM" svg:font-family="'David CLM'" style:font-family-generic="modern" style:font-pitch="variable"/>
    <style:font-face style:name="DejaVu Sans Condensed" svg:font-family="'DejaVu Sans Condensed'" style:font-family-generic="swiss" style:font-pitch="variable"/>
    <style:font-face style:name="Gadugi" svg:font-family="Gadugi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Rubik" svg:font-family="Rubik" style:font-pitch="variable"/>
    <style:font-face style:name="Sans Serif Collection" svg:font-family="'Sans Serif Collection'" style:font-family-generic="swiss" style:font-pitch="variable"/>
    <style:font-face style:name="Segoe UI Variable Text Semibold" svg:font-family="'Segoe UI Variable Text Semibold'" style:font-pitch="variable"/>
    <style:font-face style:name="Sitka Text Semibold" svg:font-family="'Sitka Text Semibold'" style:font-adornments="Text Semibold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 style:join-border="false">
        <style:tab-stops/>
        <style:drop-cap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fo:keep-together="always" style:page-number="auto" fo:keep-with-next="always" text:number-lines="false" text:line-number="0"/>
      <style:text-properties fo:font-weight="bold" style:letter-kerning="false" fo:background-color="#ffffff" style:font-weight-asian="bold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-color="#729fcf"/>
      <style:paragraph-properties fo:margin-left="0in" fo:text-indent="0in" style:auto-text-indent="false" style:page-number="auto" fo:padding="0.0201in" fo:border="0.06pt solid #ffffff">
        <style:tab-stops>
          <style:tab-stop style:position="6.9252in" style:type="right" style:leader-style="dotted" style:leader-text="."/>
        </style:tab-stops>
      </style:paragraph-properties>
      <style:text-properties fo:font-size="12pt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t" number:transliteration-country="BR">
      <number:number number:decimal-places="0" number:min-decimal-places="0" number:min-integer-digits="1"/>
    </number:number-style>
    <number:number-style style:name="N109" loext:transliteration-spellout="capitalize cardinal" number:transliteration-language="pt" number:transliteration-country="BR">
      <number:number number:decimal-places="0" number:min-decimal-places="0" number:min-integer-digits="1"/>
    </number:number-style>
    <number:number-style style:name="N110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11" loext:transliteration-spellout="upper cardinal" number:transliteration-language="pt" number:transliteration-country="B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16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17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18" loext:transliteration-spellout="upper USD" number:transliteration-language="pt" number:transliteration-country="BR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rbel" officeooo:rsid="0024c08c" officeooo:paragraph-rsid="0024c08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CRUDIER™ – <text:s/>Gestão de Clientes | Versão 1.0 <text:s/><text:tab/><text:tab/>Software Keeper Technology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8:08:33.285000000</meta:creation-date>
    <dc:date>2025-04-07T22:40:44.148000000</dc:date>
    <meta:editing-duration>PT1H16M16S</meta:editing-duration>
    <meta:editing-cycles>15</meta:editing-cycles>
    <meta:generator>LibreOffice/24.8.5.2$Windows_X86_64 LibreOffice_project/fddf2685c70b461e7832239a0162a77216259f22</meta:generator>
    <meta:print-date>2025-04-07T22:24:07.372000000</meta:print-date>
    <meta:printed-by>PDF files</meta:printed-by>
    <meta:document-statistic meta:table-count="1" meta:image-count="0" meta:object-count="0" meta:page-count="10" meta:paragraph-count="69" meta:word-count="701" meta:character-count="4708" meta:non-whitespace-character-count="4020"/>
  </office:meta>
</office:document-meta>
</file>